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Replacements/Object 6" manifest:media-type=""/>
  <manifest:file-entry manifest:full-path="ObjectReplacements/Object 7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6" style:family="table">
      <style:table-properties style:width="7.719cm" table:align="right"/>
    </style:style>
    <style:style style:name="Tableau26.A" style:family="table-column">
      <style:table-column-properties style:column-width="3.995cm"/>
    </style:style>
    <style:style style:name="Tableau26.B" style:family="table-column">
      <style:table-column-properties style:column-width="1.226cm"/>
    </style:style>
    <style:style style:name="Tableau26.C" style:family="table-column">
      <style:table-column-properties style:column-width="1.244cm"/>
    </style:style>
    <style:style style:name="Tableau26.D" style:family="table-column">
      <style:table-column-properties style:column-width="1.254cm"/>
    </style:style>
    <style:style style:name="Tableau26.A1" style:family="table-cell">
      <style:table-cell-properties fo:background-color="#b5e08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6.B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6.D1" style:family="table-cell">
      <style:table-cell-properties fo:background-color="transparent" fo:padding="0.097cm" fo:border="0.5pt solid #000000">
        <style:background-image/>
      </style:table-cell-properties>
    </style:style>
    <style:style style:name="Tableau26.A2" style:family="table-cell">
      <style:table-cell-properties fo:background-color="#b5e087" fo:padding="0.097cm" fo:border-left="0.5pt solid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6.C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6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5" style:family="table">
      <style:table-properties style:width="9.151cm" table:align="margins"/>
    </style:style>
    <style:style style:name="Tableau25.A" style:family="table-column">
      <style:table-column-properties style:column-width="4.759cm" style:rel-column-width="34079*"/>
    </style:style>
    <style:style style:name="Tableau25.B" style:family="table-column">
      <style:table-column-properties style:column-width="1.464cm" style:rel-column-width="10485*"/>
    </style:style>
    <style:style style:name="Tableau25.D" style:family="table-column">
      <style:table-column-properties style:column-width="1.464cm" style:rel-column-width="10486*"/>
    </style:style>
    <style:style style:name="Tableau25.A1" style:family="table-cell">
      <style:table-cell-properties fo:background-color="#7ed2e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5.B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5.D1" style:family="table-cell" style:data-style-name="N0">
      <style:table-cell-properties fo:background-color="transparent" fo:padding="0.097cm" fo:border="0.5pt solid #000000">
        <style:background-image/>
      </style:table-cell-properties>
    </style:style>
    <style:style style:name="Tableau25.A2" style:family="table-cell">
      <style:table-cell-properties fo:background-color="#7ed2ed" fo:padding="0.097cm" fo:border-left="0.5pt solid #000000" fo:border-right="none" fo:border-top="none" fo:border-bottom="0.5pt solid #000000">
        <style:background-image/>
      </style:table-cell-properties>
    </style:style>
    <style:style style:name="Tableau25.B2" style:family="table-cell" style:data-style-name="N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5.C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5.D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10f7046"/>
    </style:style>
    <style:style style:name="P7" style:family="paragraph" style:parent-style-name="_5f_En-tête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officeooo:paragraph-rsid="010f7046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1120261"/>
    </style:style>
    <style:style style:name="P14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P16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ILET_5f_POINTILLES">
      <style:text-properties style:use-window-font-color="true" loext:opacity="0%" officeooo:rsid="01260548" officeooo:paragraph-rsid="01304ffe"/>
    </style:style>
    <style:style style:name="P22" style:family="paragraph" style:parent-style-name="FILET_5f_POINTILLES">
      <style:text-properties officeooo:paragraph-rsid="01293fc8"/>
    </style:style>
    <style:style style:name="P23" style:family="paragraph" style:parent-style-name="FILET_5f_POINTILLES">
      <style:text-properties officeooo:paragraph-rsid="012c6674"/>
    </style:style>
    <style:style style:name="P24" style:family="paragraph" style:parent-style-name="FILET_5f_POINTILLES">
      <style:text-properties officeooo:paragraph-rsid="012ca172"/>
    </style:style>
    <style:style style:name="P25" style:family="paragraph" style:parent-style-name="FILET_5f_POINTILLES">
      <style:text-properties officeooo:paragraph-rsid="01304ffe"/>
    </style:style>
    <style:style style:name="P26" style:family="paragraph" style:parent-style-name="_5f_Paragraphe_20_livret_20_">
      <style:paragraph-properties fo:text-align="center" style:justify-single-word="false"/>
    </style:style>
    <style:style style:name="P27" style:family="paragraph" style:parent-style-name="_5f_Paragraphe_20_livret_20_">
      <style:text-properties officeooo:paragraph-rsid="01260548"/>
    </style:style>
    <style:style style:name="P28" style:family="paragraph" style:parent-style-name="_5f_Paragraphe_20_livret_20_">
      <style:text-properties officeooo:rsid="01260548" officeooo:paragraph-rsid="01260548"/>
    </style:style>
    <style:style style:name="P29" style:family="paragraph" style:parent-style-name="_5f_Paragraphe_20_livret_20_">
      <style:text-properties officeooo:rsid="01260548" officeooo:paragraph-rsid="0127b098"/>
    </style:style>
    <style:style style:name="P30" style:family="paragraph" style:parent-style-name="_5f_Paragraphe_20_livret_20_">
      <style:paragraph-properties fo:text-align="start" style:justify-single-word="false"/>
      <style:text-properties officeooo:rsid="01260548" officeooo:paragraph-rsid="01260548"/>
    </style:style>
    <style:style style:name="P31" style:family="paragraph" style:parent-style-name="_5f_Paragraphe_20_livret_20_">
      <style:text-properties style:use-window-font-color="true" loext:opacity="0%" officeooo:rsid="01260548" officeooo:paragraph-rsid="01260548"/>
    </style:style>
    <style:style style:name="P32" style:family="paragraph" style:parent-style-name="Standard" style:list-style-name="_5f_Numérotation_20_de_20_s_27_entraîner">
      <style:text-properties style:use-window-font-color="true" loext:opacity="0%" fo:font-style="normal" officeooo:paragraph-rsid="01293fc8" style:font-style-asian="normal" style:font-style-complex="normal"/>
    </style:style>
    <style:style style:name="P33" style:family="paragraph" style:parent-style-name="Standard" style:list-style-name="_5f_Numérotation_20_des_20_exercices_20_livrets" style:master-page-name="SERIE_5f_G_5f_GAUCHE_5f_ET_5f_DROITE_5f_2COL">
      <style:paragraph-properties style:page-number="4"/>
      <style:text-properties style:font-name="Bitstream Vera Sans1" fo:font-size="10pt" officeooo:paragraph-rsid="01260548" style:font-size-asian="10pt" style:font-name-complex="Arial2" style:font-size-complex="10pt"/>
    </style:style>
    <style:style style:name="P34" style:family="paragraph" style:parent-style-name="Table_20_Contents" style:list-style-name="_5f_Numérotation_20_de_20_s_27_entraîner">
      <style:paragraph-properties fo:text-align="center" style:justify-single-word="false"/>
      <style:text-properties style:font-name="Bitstream Vera Sans4" fo:font-size="9pt" officeooo:paragraph-rsid="01293fc8"/>
    </style:style>
    <style:style style:name="P35" style:family="paragraph" style:parent-style-name="Table_20_Contents" style:list-style-name="_5f_Numérotation_20_de_20_s_27_entraîner">
      <style:paragraph-properties fo:text-align="center" style:justify-single-word="false"/>
      <style:text-properties style:font-name="Bitstream Vera Sans4" fo:font-size="9pt" officeooo:paragraph-rsid="012e7b32"/>
    </style:style>
    <style:style style:name="P36" style:family="paragraph" style:parent-style-name="_5f_Paragraphe_20_livret_20_" style:list-style-name="List_20_1">
      <style:paragraph-properties fo:text-align="start" style:justify-single-word="false"/>
      <style:text-properties officeooo:rsid="01260548" officeooo:paragraph-rsid="01260548"/>
    </style:style>
    <style:style style:name="P37" style:family="paragraph" style:parent-style-name="_5f_Paragraphe_20_énoncé_20_après_20_numéro" style:list-style-name="_5f_Numérotation_20_des_20_exercices_20_livrets"/>
    <style:style style:name="P38" style:family="paragraph" style:parent-style-name="_5f_Paragraphe_20_énoncé_20_après_20_numéro" style:list-style-name="_5f_Numérotation_20_des_20_exercices_20_livrets">
      <style:text-properties officeooo:paragraph-rsid="01293fc8"/>
    </style:style>
    <style:style style:name="P39" style:family="paragraph" style:parent-style-name="_5f_Paragraphe_20_énoncé_20_après_20_numéro">
      <style:text-properties officeooo:paragraph-rsid="012e7b32"/>
    </style:style>
    <style:style style:name="P40" style:family="paragraph" style:parent-style-name="_5f_Paragraphe_20_énoncé_20_après_20_numéro">
      <style:text-properties style:use-window-font-color="true" loext:opacity="0%" officeooo:rsid="01260548" officeooo:paragraph-rsid="012e7b32"/>
    </style:style>
    <style:style style:name="P41" style:family="paragraph" style:parent-style-name="_5f_Titre_20_d_27_exercices_20_livret" style:list-style-name="_5f_Numérotation_20_des_20_exercices_20_livrets"/>
    <style:style style:name="P42" style:family="paragraph" style:parent-style-name="_5f_Titre_20_d_27_exercices_20_livret">
      <style:text-properties officeooo:rsid="0126d146" officeooo:paragraph-rsid="0126d146"/>
    </style:style>
    <style:style style:name="P4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9d0f8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4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5" style:family="text">
      <style:text-properties fo:font-variant="small-caps" officeooo:rsid="00990660"/>
    </style:style>
    <style:style style:name="T6" style:family="text">
      <style:text-properties fo:font-variant="small-caps" officeooo:rsid="0054f64f"/>
    </style:style>
    <style:style style:name="T7" style:family="text">
      <style:text-properties fo:font-variant="small-caps" officeooo:rsid="00b5d2d1"/>
    </style:style>
    <style:style style:name="T8" style:family="text">
      <style:text-properties fo:font-variant="small-caps" officeooo:rsid="00b6801f"/>
    </style:style>
    <style:style style:name="T9" style:family="text">
      <style:text-properties officeooo:rsid="010c4d3a"/>
    </style:style>
    <style:style style:name="T10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T11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T12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5" style:family="text">
      <style:text-properties style:use-window-font-color="true" loext:opacity="0%" style:font-name="Bitstream Vera Sans2" fo:font-size="10pt" officeooo:rsid="01293fc8"/>
    </style:style>
    <style:style style:name="T16" style:family="text">
      <style:text-properties style:use-window-font-color="true" loext:opacity="0%" officeooo:rsid="01260548"/>
    </style:style>
    <style:style style:name="T17" style:family="text">
      <style:text-properties style:use-window-font-color="true" loext:opacity="0%" style:font-name="Bitstream Vera Sans5" fo:font-size="10pt" fo:font-style="normal" fo:font-weight="normal" officeooo:rsid="012e7b32"/>
    </style:style>
    <style:style style:name="T18" style:family="text">
      <style:text-properties style:use-window-font-color="true" loext:opacity="0%" officeooo:rsid="01304ffe"/>
    </style:style>
    <style:style style:name="T19" style:family="text">
      <style:text-properties style:use-window-font-color="true" loext:opacity="0%" officeooo:rsid="0134011d"/>
    </style:style>
    <style:style style:name="T20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21" style:family="text">
      <style:text-properties officeooo:rsid="002925a2"/>
    </style:style>
    <style:style style:name="T22" style:family="text">
      <style:text-properties officeooo:rsid="002b33ed"/>
    </style:style>
    <style:style style:name="T23" style:family="text">
      <style:text-properties fo:color="#000000" loext:opacity="100%" style:font-name="Bitstream Vera Sans5" fo:font-size="10pt" fo:font-style="normal" fo:font-weight="normal" officeooo:rsid="01260548"/>
    </style:style>
    <style:style style:name="T24" style:family="text">
      <style:text-properties style:font-name="Bitstream Vera Sans1" fo:font-size="2pt" style:font-size-asian="2pt" style:font-size-complex="2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1260548"/>
    </style:style>
    <style:style style:name="T27" style:family="text">
      <style:text-properties officeooo:rsid="01337a39"/>
    </style:style>
    <style:style style:name="T28" style:family="text">
      <style:text-properties style:font-name="Bitstream Vera Sans2" fo:font-size="10pt" officeooo:rsid="0134011d"/>
    </style:style>
    <style:style style:name="T29" style:family="text">
      <style:text-properties officeooo:rsid="01293fc8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3" draw:name="Shape3_0" draw:style-name="gr11" draw:text-style-name="P51" svg:x1="20.278cm" svg:y1="1.411cm" svg:x2="21.998cm" svg:y2="1.411cm">
        <text:p/>
      </draw:line>
      <draw:frame text:anchor-type="page" text:anchor-page-number="4" draw:z-index="2" draw:name="Shape8_2" draw:style-name="gr12" draw:text-style-name="P52" svg:width="2.703cm" svg:height="0.715cm" draw:transform="rotate (0.0872664625997165) translate (1.32644444444444cm 1.21884722222222cm)">
        <draw:text-box>
          <text:p text:style-name="P51"><text:span text:style-name="T31">Série 3</text:span></text:p>
        </draw:text-box>
      </draw:frame>
      <draw:frame text:anchor-type="page" text:anchor-page-number="1" draw:z-index="1" draw:name="Shape8_0" draw:style-name="gr12" draw:text-style-name="P52" svg:width="2.703cm" svg:height="0.715cm" draw:transform="rotate (0.0872664625997165) translate (1.32644444444444cm 1.21884722222222cm)">
        <draw:text-box>
          <text:p text:style-name="P51"><text:span text:style-name="T31">Série 2</text:span></text:p>
        </draw:text-box>
      </draw:frame>
      <draw:path text:anchor-type="page" text:anchor-page-number="1" draw:z-index="0" draw:name="Shape1" draw:style-name="gr13" draw:text-style-name="P53" svg:width="4.329cm" svg:height="2.24cm" svg:x="0cm" svg:y="0cm" svg:viewBox="0 0 4330 2241" svg:d="M0 2241l3984-288c209-15 363-168 345-342l-170-1611h-4159z">
        <text:p/>
      </draw:path>
      <text:list xml:id="list2979462278" text:style-name="_5f_Numérotation_20_des_20_exercices_20_livrets">
        <text:list-item>
          <text:p text:style-name="P33">Colorie :</text:p>
        </text:list-item>
      </text:list>
      <text:section text:style-name="Sect1" text:name="Section1">
        <text:section text:style-name="Sect2" text:name="Section2">
          <text:p text:style-name="_5f_Paragraphe_20_livret_20_"><draw:g text:anchor-type="paragraph" draw:z-index="21" draw:name="Shape22_6" draw:style-name="gr6"><draw:rect draw:style-name="gr7" draw:text-style-name="P46" svg:width="2.807cm" svg:height="2.807cm" svg:x="0.095cm" svg:y="0.133cm"><text:p/></draw:rect><draw:line draw:style-name="gr8" draw:text-style-name="P47" svg:x1="1.494cm" svg:y1="0.13cm" svg:x2="1.494cm" svg:y2="2.936cm"><text:p/></draw:line><draw:line draw:style-name="gr8" draw:text-style-name="P47" svg:x1="1.77cm" svg:y1="0.13cm" svg:x2="1.77cm" svg:y2="2.936cm"><text:p/></draw:line><draw:line draw:style-name="gr8" draw:text-style-name="P47" svg:x1="2.058cm" svg:y1="0.13cm" svg:x2="2.058cm" svg:y2="2.936cm"><text:p/></draw:line><draw:line draw:style-name="gr8" draw:text-style-name="P47" svg:x1="2.345cm" svg:y1="0.13cm" svg:x2="2.345cm" svg:y2="2.936cm"><text:p/></draw:line><draw:line draw:style-name="gr8" draw:text-style-name="P47" svg:x1="2.607cm" svg:y1="0.13cm" svg:x2="2.607cm" svg:y2="2.936cm"><text:p/></draw:line><draw:line draw:style-name="gr8" draw:text-style-name="P47" svg:x1="0.377cm" svg:y1="0.13cm" svg:x2="0.377cm" svg:y2="2.936cm"><text:p/></draw:line><draw:line draw:style-name="gr8" draw:text-style-name="P47" svg:x1="0.649cm" svg:y1="0.13cm" svg:x2="0.649cm" svg:y2="2.936cm"><text:p/></draw:line><draw:line draw:style-name="gr8" draw:text-style-name="P47" svg:x1="0.938cm" svg:y1="0.13cm" svg:x2="0.938cm" svg:y2="2.936cm"><text:p/></draw:line><draw:line draw:style-name="gr8" draw:text-style-name="P47" svg:x1="1.224cm" svg:y1="0.13cm" svg:x2="1.224cm" svg:y2="2.936cm"><text:p/></draw:line><draw:line draw:style-name="gr8" draw:text-style-name="P47" svg:x1="2.9cm" svg:y1="1.533cm" svg:x2="0.094cm" svg:y2="1.533cm"><text:p/></draw:line><draw:line draw:style-name="gr8" draw:text-style-name="P47" svg:x1="2.9cm" svg:y1="1.81cm" svg:x2="0.094cm" svg:y2="1.81cm"><text:p/></draw:line><draw:line draw:style-name="gr8" draw:text-style-name="P47" svg:x1="2.9cm" svg:y1="2.1cm" svg:x2="0.094cm" svg:y2="2.1cm"><text:p/></draw:line><draw:line draw:style-name="gr8" draw:text-style-name="P47" svg:x1="2.9cm" svg:y1="2.376cm" svg:x2="0.094cm" svg:y2="2.376cm"><text:p/></draw:line><draw:line draw:style-name="gr8" draw:text-style-name="P47" svg:x1="2.9cm" svg:y1="2.653cm" svg:x2="0.094cm" svg:y2="2.653cm"><text:p/></draw:line><draw:line draw:style-name="gr8" draw:text-style-name="P47" svg:x1="2.9cm" svg:y1="0.419cm" svg:x2="0.094cm" svg:y2="0.419cm"><text:p/></draw:line><draw:line draw:style-name="gr8" draw:text-style-name="P47" svg:x1="2.9cm" svg:y1="0.695cm" svg:x2="0.094cm" svg:y2="0.695cm"><text:p/></draw:line><draw:line draw:style-name="gr8" draw:text-style-name="P47" svg:x1="2.9cm" svg:y1="0.98cm" svg:x2="0.094cm" svg:y2="0.98cm"><text:p/></draw:line><draw:line draw:style-name="gr8" draw:text-style-name="P47" svg:x1="2.9cm" svg:y1="1.258cm" svg:x2="0.094cm" svg:y2="1.258cm"><text:p/></draw:line></draw:g><text:span text:style-name="_5f_pointillés_20_gris"/></text:p>
          <text:p text:style-name="_5f_Paragraphe_20_livret_20_"><text:span text:style-name="_5f_pointillés_20_gris"/></text:p>
          <text:p text:style-name="_5f_Paragraphe_20_livret_20_"><text:span text:style-name="_5f_pointillés_20_gris"/></text:p>
          <text:p text:style-name="_5f_Paragraphe_20_livret_20_"><text:span text:style-name="_5f_pointillés_20_gris"/></text:p>
          <text:p text:style-name="_5f_Paragraphe_20_livret_20_"><text:span text:style-name="_5f_pointillés_20_gris"/></text:p>
          <text:p text:style-name="P30"><text:s text:c="8"/>100 %</text:p>
          <text:p text:style-name="_5f_Paragraphe_20_livret_20_"><draw:g text:anchor-type="paragraph" draw:z-index="4" draw:name="Shape22_1" draw:style-name="gr6"><draw:rect draw:style-name="gr7" draw:text-style-name="P46" svg:width="2.793cm" svg:height="2.793cm" svg:x="0.026cm" svg:y="0.253cm"><text:p/></draw:rect><draw:line draw:style-name="gr8" draw:text-style-name="P47" svg:x1="1.418cm" svg:y1="0.249cm" svg:x2="1.418cm" svg:y2="3.041cm"><text:p/></draw:line><draw:line draw:style-name="gr8" draw:text-style-name="P47" svg:x1="1.688cm" svg:y1="0.249cm" svg:x2="1.688cm" svg:y2="3.041cm"><text:p/></draw:line><draw:line draw:style-name="gr8" draw:text-style-name="P47" svg:x1="1.979cm" svg:y1="0.249cm" svg:x2="1.979cm" svg:y2="3.041cm"><text:p/></draw:line><draw:line draw:style-name="gr8" draw:text-style-name="P47" svg:x1="2.263cm" svg:y1="0.249cm" svg:x2="2.263cm" svg:y2="3.041cm"><text:p/></draw:line><draw:line draw:style-name="gr8" draw:text-style-name="P47" svg:x1="2.53cm" svg:y1="0.249cm" svg:x2="2.53cm" svg:y2="3.041cm"><text:p/></draw:line><draw:line draw:style-name="gr8" draw:text-style-name="P47" svg:x1="0.306cm" svg:y1="0.249cm" svg:x2="0.306cm" svg:y2="3.041cm"><text:p/></draw:line><draw:line draw:style-name="gr8" draw:text-style-name="P47" svg:x1="0.581cm" svg:y1="0.249cm" svg:x2="0.581cm" svg:y2="3.041cm"><text:p/></draw:line><draw:line draw:style-name="gr8" draw:text-style-name="P47" svg:x1="0.865cm" svg:y1="0.249cm" svg:x2="0.865cm" svg:y2="3.041cm"><text:p/></draw:line><draw:line draw:style-name="gr8" draw:text-style-name="P47" svg:x1="1.149cm" svg:y1="0.249cm" svg:x2="1.149cm" svg:y2="3.041cm"><text:p/></draw:line><draw:line draw:style-name="gr8" draw:text-style-name="P47" svg:x1="2.818cm" svg:y1="1.646cm" svg:x2="0.026cm" svg:y2="1.646cm"><text:p/></draw:line><draw:line draw:style-name="gr8" draw:text-style-name="P47" svg:x1="2.818cm" svg:y1="1.92cm" svg:x2="0.026cm" svg:y2="1.92cm"><text:p/></draw:line><draw:line draw:style-name="gr8" draw:text-style-name="P47" svg:x1="2.818cm" svg:y1="2.21cm" svg:x2="0.026cm" svg:y2="2.21cm"><text:p/></draw:line><draw:line draw:style-name="gr8" draw:text-style-name="P47" svg:x1="2.818cm" svg:y1="2.484cm" svg:x2="0.026cm" svg:y2="2.484cm"><text:p/></draw:line><draw:line draw:style-name="gr8" draw:text-style-name="P47" svg:x1="2.818cm" svg:y1="2.758cm" svg:x2="0.026cm" svg:y2="2.758cm"><text:p/></draw:line><draw:line draw:style-name="gr8" draw:text-style-name="P47" svg:x1="2.818cm" svg:y1="0.538cm" svg:x2="0.026cm" svg:y2="0.538cm"><text:p/></draw:line><draw:line draw:style-name="gr8" draw:text-style-name="P47" svg:x1="2.818cm" svg:y1="0.809cm" svg:x2="0.026cm" svg:y2="0.809cm"><text:p/></draw:line><draw:line draw:style-name="gr8" draw:text-style-name="P47" svg:x1="2.818cm" svg:y1="1.097cm" svg:x2="0.026cm" svg:y2="1.097cm"><text:p/></draw:line><draw:line draw:style-name="gr8" draw:text-style-name="P47" svg:x1="2.818cm" svg:y1="1.374cm" svg:x2="0.026cm" svg:y2="1.374cm"><text:p/></draw:line></draw:g><text:span text:style-name="_5f_pointillés_20_gris"/></text:p>
          <text:p text:style-name="_5f_Paragraphe_20_livret_20_"><text:span text:style-name="_5f_pointillés_20_gris"/></text:p>
          <text:p text:style-name="_5f_Paragraphe_20_livret_20_"><text:span text:style-name="_5f_pointillés_20_gris"/></text:p>
          <text:p text:style-name="_5f_Paragraphe_20_livret_20_"><text:span text:style-name="_5f_pointillés_20_gris"/></text:p>
          <text:p text:style-name="_5f_Paragraphe_20_livret_20_"><text:span text:style-name="_5f_pointillés_20_gris"/></text:p>
          <text:p text:style-name="P28"><text:s text:c="9"/>75 %</text:p>
          <text:p text:style-name="_5f_Paragraphe_20_livret_20_"><draw:g text:anchor-type="paragraph" draw:z-index="5" draw:name="Shape22_2" draw:style-name="gr6"><draw:rect draw:style-name="gr7" draw:text-style-name="P46" svg:width="2.793cm" svg:height="2.793cm" svg:x="0.026cm" svg:y="0.253cm"><text:p/></draw:rect><draw:line draw:style-name="gr8" draw:text-style-name="P47" svg:x1="1.418cm" svg:y1="0.249cm" svg:x2="1.418cm" svg:y2="3.041cm"><text:p/></draw:line><draw:line draw:style-name="gr8" draw:text-style-name="P47" svg:x1="1.688cm" svg:y1="0.249cm" svg:x2="1.688cm" svg:y2="3.041cm"><text:p/></draw:line><draw:line draw:style-name="gr8" draw:text-style-name="P47" svg:x1="1.979cm" svg:y1="0.249cm" svg:x2="1.979cm" svg:y2="3.041cm"><text:p/></draw:line><draw:line draw:style-name="gr8" draw:text-style-name="P47" svg:x1="2.263cm" svg:y1="0.249cm" svg:x2="2.263cm" svg:y2="3.041cm"><text:p/></draw:line><draw:line draw:style-name="gr8" draw:text-style-name="P47" svg:x1="2.53cm" svg:y1="0.249cm" svg:x2="2.53cm" svg:y2="3.041cm"><text:p/></draw:line><draw:line draw:style-name="gr8" draw:text-style-name="P47" svg:x1="0.306cm" svg:y1="0.249cm" svg:x2="0.306cm" svg:y2="3.041cm"><text:p/></draw:line><draw:line draw:style-name="gr8" draw:text-style-name="P47" svg:x1="0.581cm" svg:y1="0.249cm" svg:x2="0.581cm" svg:y2="3.041cm"><text:p/></draw:line><draw:line draw:style-name="gr8" draw:text-style-name="P47" svg:x1="0.865cm" svg:y1="0.249cm" svg:x2="0.865cm" svg:y2="3.041cm"><text:p/></draw:line><draw:line draw:style-name="gr8" draw:text-style-name="P47" svg:x1="1.149cm" svg:y1="0.249cm" svg:x2="1.149cm" svg:y2="3.041cm"><text:p/></draw:line><draw:line draw:style-name="gr8" draw:text-style-name="P47" svg:x1="2.818cm" svg:y1="1.646cm" svg:x2="0.026cm" svg:y2="1.646cm"><text:p/></draw:line><draw:line draw:style-name="gr8" draw:text-style-name="P47" svg:x1="2.818cm" svg:y1="1.92cm" svg:x2="0.026cm" svg:y2="1.92cm"><text:p/></draw:line><draw:line draw:style-name="gr8" draw:text-style-name="P47" svg:x1="2.818cm" svg:y1="2.21cm" svg:x2="0.026cm" svg:y2="2.21cm"><text:p/></draw:line><draw:line draw:style-name="gr8" draw:text-style-name="P47" svg:x1="2.818cm" svg:y1="2.484cm" svg:x2="0.026cm" svg:y2="2.484cm"><text:p/></draw:line><draw:line draw:style-name="gr8" draw:text-style-name="P47" svg:x1="2.818cm" svg:y1="2.758cm" svg:x2="0.026cm" svg:y2="2.758cm"><text:p/></draw:line><draw:line draw:style-name="gr8" draw:text-style-name="P47" svg:x1="2.818cm" svg:y1="0.538cm" svg:x2="0.026cm" svg:y2="0.538cm"><text:p/></draw:line><draw:line draw:style-name="gr8" draw:text-style-name="P47" svg:x1="2.818cm" svg:y1="0.809cm" svg:x2="0.026cm" svg:y2="0.809cm"><text:p/></draw:line><draw:line draw:style-name="gr8" draw:text-style-name="P47" svg:x1="2.818cm" svg:y1="1.097cm" svg:x2="0.026cm" svg:y2="1.097cm"><text:p/></draw:line><draw:line draw:style-name="gr8" draw:text-style-name="P47" svg:x1="2.818cm" svg:y1="1.374cm" svg:x2="0.026cm" svg:y2="1.374cm"><text:p/></draw:line></draw:g><text:span text:style-name="_5f_pointillés_20_gris"/></text:p>
          <text:p text:style-name="_5f_Paragraphe_20_livret_20_"><text:span text:style-name="_5f_pointillés_20_gris"/></text:p>
          <text:p text:style-name="_5f_Paragraphe_20_livret_20_"><text:span text:style-name="_5f_pointillés_20_gris"/></text:p>
          <text:p text:style-name="_5f_Paragraphe_20_livret_20_"><text:span text:style-name="_5f_pointillés_20_gris"/></text:p>
          <text:p text:style-name="_5f_Paragraphe_20_livret_20_"><text:span text:style-name="_5f_pointillés_20_gris"/></text:p>
          <text:p text:style-name="P28"><text:s text:c="9"/>50 %</text:p>
          <text:p text:style-name="P28"><draw:g text:anchor-type="paragraph" draw:z-index="6" draw:name="Shape22_3" draw:style-name="gr6"><draw:rect draw:style-name="gr7" draw:text-style-name="P46" svg:width="2.793cm" svg:height="2.793cm" svg:x="0.067cm" svg:y="0.131cm"><text:p/></draw:rect><draw:line draw:style-name="gr8" draw:text-style-name="P47" svg:x1="1.457cm" svg:y1="0.127cm" svg:x2="1.457cm" svg:y2="2.919cm"><text:p/></draw:line><draw:line draw:style-name="gr8" draw:text-style-name="P47" svg:x1="1.733cm" svg:y1="0.127cm" svg:x2="1.733cm" svg:y2="2.919cm"><text:p/></draw:line><draw:line draw:style-name="gr8" draw:text-style-name="P47" svg:x1="2.018cm" svg:y1="0.127cm" svg:x2="2.018cm" svg:y2="2.919cm"><text:p/></draw:line><draw:line draw:style-name="gr8" draw:text-style-name="P47" svg:x1="2.308cm" svg:y1="0.127cm" svg:x2="2.308cm" svg:y2="2.919cm"><text:p/></draw:line><draw:line draw:style-name="gr8" draw:text-style-name="P47" svg:x1="2.57cm" svg:y1="0.127cm" svg:x2="2.57cm" svg:y2="2.919cm"><text:p/></draw:line><draw:line draw:style-name="gr8" draw:text-style-name="P47" svg:x1="0.347cm" svg:y1="0.127cm" svg:x2="0.347cm" svg:y2="2.919cm"><text:p/></draw:line><draw:line draw:style-name="gr8" draw:text-style-name="P47" svg:x1="0.621cm" svg:y1="0.127cm" svg:x2="0.621cm" svg:y2="2.919cm"><text:p/></draw:line><draw:line draw:style-name="gr8" draw:text-style-name="P47" svg:x1="0.905cm" svg:y1="0.127cm" svg:x2="0.905cm" svg:y2="2.919cm"><text:p/></draw:line><draw:line draw:style-name="gr8" draw:text-style-name="P47" svg:x1="1.189cm" svg:y1="0.127cm" svg:x2="1.189cm" svg:y2="2.919cm"><text:p/></draw:line><draw:line draw:style-name="gr8" draw:text-style-name="P47" svg:x1="2.858cm" svg:y1="1.524cm" svg:x2="0.066cm" svg:y2="1.524cm"><text:p/></draw:line><draw:line draw:style-name="gr8" draw:text-style-name="P47" svg:x1="2.858cm" svg:y1="1.799cm" svg:x2="0.066cm" svg:y2="1.799cm"><text:p/></draw:line><draw:line draw:style-name="gr8" draw:text-style-name="P47" svg:x1="2.858cm" svg:y1="2.088cm" svg:x2="0.066cm" svg:y2="2.088cm"><text:p/></draw:line><draw:line draw:style-name="gr8" draw:text-style-name="P47" svg:x1="2.858cm" svg:y1="2.362cm" svg:x2="0.066cm" svg:y2="2.362cm"><text:p/></draw:line><draw:line draw:style-name="gr8" draw:text-style-name="P47" svg:x1="2.858cm" svg:y1="2.636cm" svg:x2="0.066cm" svg:y2="2.636cm"><text:p/></draw:line><draw:line draw:style-name="gr8" draw:text-style-name="P47" svg:x1="2.858cm" svg:y1="0.413cm" svg:x2="0.066cm" svg:y2="0.413cm"><text:p/></draw:line><draw:line draw:style-name="gr8" draw:text-style-name="P47" svg:x1="2.858cm" svg:y1="0.687cm" svg:x2="0.066cm" svg:y2="0.687cm"><text:p/></draw:line><draw:line draw:style-name="gr8" draw:text-style-name="P47" svg:x1="2.858cm" svg:y1="0.973cm" svg:x2="0.066cm" svg:y2="0.973cm"><text:p/></draw:line><draw:line draw:style-name="gr8" draw:text-style-name="P47" svg:x1="2.858cm" svg:y1="1.25cm" svg:x2="0.066cm" svg:y2="1.25cm"><text:p/></draw:line></draw:g></text:p>
          <text:p text:style-name="P28"/>
          <text:p text:style-name="P27"/>
          <text:p text:style-name="P27"/>
          <text:p text:style-name="P28"/>
          <text:p text:style-name="P28"><text:s text:c="9"/>25 %</text:p>
          <text:p text:style-name="P28"><draw:g text:anchor-type="paragraph" draw:z-index="13" draw:name="Shape22_4" draw:style-name="gr6"><draw:rect draw:style-name="gr7" draw:text-style-name="P46" svg:width="2.793cm" svg:height="2.793cm" svg:x="0.026cm" svg:y="0.253cm"><text:p/></draw:rect><draw:line draw:style-name="gr8" draw:text-style-name="P47" svg:x1="1.418cm" svg:y1="0.249cm" svg:x2="1.418cm" svg:y2="3.041cm"><text:p/></draw:line><draw:line draw:style-name="gr8" draw:text-style-name="P47" svg:x1="1.688cm" svg:y1="0.249cm" svg:x2="1.688cm" svg:y2="3.041cm"><text:p/></draw:line><draw:line draw:style-name="gr8" draw:text-style-name="P47" svg:x1="1.979cm" svg:y1="0.249cm" svg:x2="1.979cm" svg:y2="3.041cm"><text:p/></draw:line><draw:line draw:style-name="gr8" draw:text-style-name="P47" svg:x1="2.263cm" svg:y1="0.249cm" svg:x2="2.263cm" svg:y2="3.041cm"><text:p/></draw:line><draw:line draw:style-name="gr8" draw:text-style-name="P47" svg:x1="2.53cm" svg:y1="0.249cm" svg:x2="2.53cm" svg:y2="3.041cm"><text:p/></draw:line><draw:line draw:style-name="gr8" draw:text-style-name="P47" svg:x1="0.306cm" svg:y1="0.249cm" svg:x2="0.306cm" svg:y2="3.041cm"><text:p/></draw:line><draw:line draw:style-name="gr8" draw:text-style-name="P47" svg:x1="0.581cm" svg:y1="0.249cm" svg:x2="0.581cm" svg:y2="3.041cm"><text:p/></draw:line><draw:line draw:style-name="gr8" draw:text-style-name="P47" svg:x1="0.865cm" svg:y1="0.249cm" svg:x2="0.865cm" svg:y2="3.041cm"><text:p/></draw:line><draw:line draw:style-name="gr8" draw:text-style-name="P47" svg:x1="1.149cm" svg:y1="0.249cm" svg:x2="1.149cm" svg:y2="3.041cm"><text:p/></draw:line><draw:line draw:style-name="gr10" draw:text-style-name="P50" svg:x1="2.818cm" svg:y1="1.646cm" svg:x2="0.026cm" svg:y2="1.646cm"><text:p text:style-name="P49"><text:span text:style-name="T30"/></text:p><text:p text:style-name="P49"><text:span text:style-name="T30"/></text:p><text:p text:style-name="P49"><text:span text:style-name="T30"/></text:p><text:p text:style-name="P49"><text:span text:style-name="T30"/></text:p></draw:line><draw:line draw:style-name="gr8" draw:text-style-name="P47" svg:x1="2.818cm" svg:y1="1.92cm" svg:x2="0.026cm" svg:y2="1.92cm"><text:p/></draw:line><draw:line draw:style-name="gr8" draw:text-style-name="P47" svg:x1="2.818cm" svg:y1="2.21cm" svg:x2="0.026cm" svg:y2="2.21cm"><text:p/></draw:line><draw:line draw:style-name="gr8" draw:text-style-name="P47" svg:x1="2.818cm" svg:y1="2.484cm" svg:x2="0.026cm" svg:y2="2.484cm"><text:p/></draw:line><draw:line draw:style-name="gr8" draw:text-style-name="P47" svg:x1="2.818cm" svg:y1="2.758cm" svg:x2="0.026cm" svg:y2="2.758cm"><text:p/></draw:line><draw:line draw:style-name="gr8" draw:text-style-name="P47" svg:x1="2.818cm" svg:y1="0.538cm" svg:x2="0.026cm" svg:y2="0.538cm"><text:p/></draw:line><draw:line draw:style-name="gr8" draw:text-style-name="P47" svg:x1="2.818cm" svg:y1="0.809cm" svg:x2="0.026cm" svg:y2="0.809cm"><text:p/></draw:line><draw:line draw:style-name="gr8" draw:text-style-name="P47" svg:x1="2.818cm" svg:y1="1.097cm" svg:x2="0.026cm" svg:y2="1.097cm"><text:p/></draw:line><draw:line draw:style-name="gr8" draw:text-style-name="P47" svg:x1="2.818cm" svg:y1="1.374cm" svg:x2="0.026cm" svg:y2="1.374cm"><text:p/></draw:line></draw:g></text:p>
          <text:p text:style-name="P28"/>
          <text:p text:style-name="P28"/>
          <text:p text:style-name="P28"/>
          <text:p text:style-name="P28"/>
          <text:p text:style-name="P27"><text:span text:style-name="T26"><text:s text:c="8"/>1</text:span><text:span text:style-name="T23">5 </text:span><text:span text:style-name="T26">%</text:span></text:p>
          <text:p text:style-name="P28"><draw:g text:anchor-type="paragraph" draw:z-index="14" draw:name="Shape22_5" draw:style-name="gr6"><draw:rect draw:style-name="gr7" draw:text-style-name="P46" svg:width="2.793cm" svg:height="2.793cm" svg:x="0.026cm" svg:y="0.253cm"><text:p/></draw:rect><draw:line draw:style-name="gr8" draw:text-style-name="P47" svg:x1="1.418cm" svg:y1="0.249cm" svg:x2="1.418cm" svg:y2="3.041cm"><text:p/></draw:line><draw:line draw:style-name="gr8" draw:text-style-name="P47" svg:x1="1.688cm" svg:y1="0.249cm" svg:x2="1.688cm" svg:y2="3.041cm"><text:p/></draw:line><draw:line draw:style-name="gr8" draw:text-style-name="P47" svg:x1="1.979cm" svg:y1="0.249cm" svg:x2="1.979cm" svg:y2="3.041cm"><text:p/></draw:line><draw:line draw:style-name="gr8" draw:text-style-name="P47" svg:x1="2.263cm" svg:y1="0.249cm" svg:x2="2.263cm" svg:y2="3.041cm"><text:p/></draw:line><draw:line draw:style-name="gr8" draw:text-style-name="P47" svg:x1="2.53cm" svg:y1="0.249cm" svg:x2="2.53cm" svg:y2="3.041cm"><text:p/></draw:line><draw:line draw:style-name="gr8" draw:text-style-name="P47" svg:x1="0.306cm" svg:y1="0.249cm" svg:x2="0.306cm" svg:y2="3.041cm"><text:p/></draw:line><draw:line draw:style-name="gr8" draw:text-style-name="P47" svg:x1="0.581cm" svg:y1="0.249cm" svg:x2="0.581cm" svg:y2="3.041cm"><text:p/></draw:line><draw:line draw:style-name="gr8" draw:text-style-name="P47" svg:x1="0.865cm" svg:y1="0.249cm" svg:x2="0.865cm" svg:y2="3.041cm"><text:p/></draw:line><draw:line draw:style-name="gr8" draw:text-style-name="P47" svg:x1="1.149cm" svg:y1="0.249cm" svg:x2="1.149cm" svg:y2="3.041cm"><text:p/></draw:line><draw:line draw:style-name="gr10" draw:text-style-name="P50" svg:x1="2.818cm" svg:y1="1.646cm" svg:x2="0.026cm" svg:y2="1.646cm"><text:p text:style-name="P49"><text:span text:style-name="T30"/></text:p><text:p text:style-name="P49"><text:span text:style-name="T30"/></text:p><text:p text:style-name="P49"><text:span text:style-name="T30"/></text:p><text:p text:style-name="P49"><text:span text:style-name="T30"/></text:p></draw:line><draw:line draw:style-name="gr8" draw:text-style-name="P47" svg:x1="2.818cm" svg:y1="1.92cm" svg:x2="0.026cm" svg:y2="1.92cm"><text:p/></draw:line><draw:line draw:style-name="gr8" draw:text-style-name="P47" svg:x1="2.818cm" svg:y1="2.21cm" svg:x2="0.026cm" svg:y2="2.21cm"><text:p/></draw:line><draw:line draw:style-name="gr8" draw:text-style-name="P47" svg:x1="2.818cm" svg:y1="2.484cm" svg:x2="0.026cm" svg:y2="2.484cm"><text:p/></draw:line><draw:line draw:style-name="gr8" draw:text-style-name="P47" svg:x1="2.818cm" svg:y1="2.758cm" svg:x2="0.026cm" svg:y2="2.758cm"><text:p/></draw:line><draw:line draw:style-name="gr8" draw:text-style-name="P47" svg:x1="2.818cm" svg:y1="0.538cm" svg:x2="0.026cm" svg:y2="0.538cm"><text:p/></draw:line><draw:line draw:style-name="gr8" draw:text-style-name="P47" svg:x1="2.818cm" svg:y1="0.809cm" svg:x2="0.026cm" svg:y2="0.809cm"><text:p/></draw:line><draw:line draw:style-name="gr8" draw:text-style-name="P47" svg:x1="2.818cm" svg:y1="1.097cm" svg:x2="0.026cm" svg:y2="1.097cm"><text:p/></draw:line><draw:line draw:style-name="gr8" draw:text-style-name="P47" svg:x1="2.818cm" svg:y1="1.374cm" svg:x2="0.026cm" svg:y2="1.374cm"><text:p/></draw:line></draw:g></text:p>
          <text:p text:style-name="P28"/>
          <text:p text:style-name="P28"/>
          <text:p text:style-name="P28"/>
          <text:p text:style-name="P28"/>
          <text:p text:style-name="P28"><text:s text:c="8"/>10 %</text:p>
        </text:section>
        <text:list xml:id="list211247312899203" text:continue-numbering="true" text:style-name="_5f_Numérotation_20_des_20_exercices_20_livrets">
          <text:list-item>
            <text:h text:style-name="P42" text:outline-level="1">Pourcentages particuliers</text:h>
            <text:list>
              <text:list-item>
                <text:p text:style-name="_5f_Paragraphe_20_énoncé_20_après_20_numéro">Écris chaque pourcentage sous la forme d'une fraction simplifiée.</text:p>
              </text:list-item>
            </text:list>
          </text:list-item>
        </text:list>
        <text:section text:style-name="Sect3" text:name="Section3">
          <text:list xml:id="list3701604031" text:style-name="List_20_1">
            <text:list-item>
              <text:p text:style-name="P36">50 % : <draw:frame draw:style-name="fr3" draw:name="Object1" text:anchor-type="as-char" svg:y="-0.512cm" svg:width="0.864cm" svg:height="0.781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36">10 % : <draw:frame draw:style-name="fr3" draw:name="Object2" text:anchor-type="as-char" svg:y="-0.512cm" svg:width="0.864cm" svg:height="0.781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  <text:list-item>
              <text:p text:style-name="P36">25 % : <draw:frame draw:style-name="fr3" draw:name="Object3" text:anchor-type="as-char" svg:y="-0.512cm" svg:width="0.864cm" svg:height="0.781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36">20 % : <draw:frame draw:style-name="fr3" draw:name="Object4" text:anchor-type="as-char" svg:y="-0.512cm" svg:width="0.864cm" svg:height="0.781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  <text:list-item>
              <text:p text:style-name="P36">5 % : <draw:frame draw:style-name="fr3" draw:name="Object5" text:anchor-type="as-char" svg:y="-0.512cm" svg:width="0.864cm" svg:height="0.781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36">75 % : <draw:frame draw:style-name="fr3" draw:name="Object6" text:anchor-type="as-char" svg:y="-0.512cm" svg:width="0.864cm" svg:height="0.781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</text:list>
        </text:section>
        <text:list xml:id="list211246862006335" text:continue-list="list211247312899203" text:style-name="_5f_Numérotation_20_des_20_exercices_20_livrets">
          <text:list-item>
            <text:list>
              <text:list-item>
                <text:p text:style-name="_5f_Paragraphe_20_énoncé_20_après_20_numéro">Calcule mentalement :</text:p>
              </text:list-item>
            </text:list>
          </text:list-item>
        </text:list>
        <text:p text:style-name="P28">25 % de 12 € : <text:span text:style-name="_5f_pointillés_20_gris">………………………………….………….</text:span></text:p>
        <text:p text:style-name="P29">10 % de 160 g : <text:span text:style-name="_5f_pointillés_20_gris">……………………………….…………..</text:span></text:p>
        <text:p text:style-name="P29">50 % de 438 m :<text:span text:style-name="T25"> </text:span><text:span text:style-name="_5f_pointillés_20_gris"><text:span text:style-name="T25">……………………………….………….</text:span></text:span></text:p>
        <text:p text:style-name="P29">20 % de 45 L : <text:span text:style-name="_5f_pointillés_20_gris">………………………………….………….</text:span></text:p>
        <text:p text:style-name="P29">75 % de 28 min : <text:span text:style-name="_5f_pointillés_20_gris">…………………………….……………</text:span></text:p>
        <text:p text:style-name="P29">5 % de 48 km : <text:span text:style-name="_5f_pointillés_20_gris">…………………………………………….</text:span></text:p>
        <text:list xml:id="list211248580160373" text:continue-numbering="true" text:style-name="_5f_Numérotation_20_des_20_exercices_20_livrets">
          <text:list-item>
            <text:h text:style-name="_5f_Titre_20_d_27_exercices_20_livret" text:outline-level="1">Au collège</text:h>
          </text:list-item>
        </text:list>
        <text:p text:style-name="_5f_Paragraphe_20_livret_20_">Dans un collège de 575 élèves, 28 % des collé­giens sont en 6e. Calcule le nombre d'élèves de 6e dans ce collège.</text:p>
        <text:p text:style-name="FILET_5f_POINTILLES"><text:span text:style-name="_5f_pointillés_20_gris">……………………………………………………………………………………………………………………………………</text:span></text:p>
        <text:list xml:id="list211247949686637" text:continue-numbering="true" text:style-name="_5f_Numérotation_20_des_20_exercices_20_livrets">
          <text:list-item>
            <text:h text:style-name="_5f_Titre_20_d_27_exercices_20_livret" text:outline-level="1">Farine de blé</text:h>
          </text:list-item>
        </text:list>
        <text:p text:style-name="_5f_Paragraphe_20_livret_20_">Le blé donne 80 % de sa masse en farine.</text:p>
        <text:list xml:id="list211247612544917" text:continue-numbering="true" text:style-name="_5f_Numérotation_20_des_20_exercices_20_livrets">
          <text:list-item>
            <text:list>
              <text:list-item>
                <text:p text:style-name="_5f_Paragraphe_20_énoncé_20_après_20_numéro"><text:span text:style-name="T15">C</text:span><text:span text:style-name="T13">omplète le tableau de proportionnalité.</text:span></text:p>
              </text:list-item>
            </text:list>
          </text:list-item>
        </text:list>
        <table:table table:name="Tableau26" table:style-name="Tableau26">
          <table:table-column table:style-name="Tableau26.A"/>
          <table:table-column table:style-name="Tableau26.B"/>
          <table:table-column table:style-name="Tableau26.C"/>
          <table:table-column table:style-name="Tableau26.D"/>
          <table:table-row>
            <table:table-cell table:style-name="Tableau26.A1" office:value-type="string">
              <text:list xml:id="list420126885" text:style-name="_5f_Numérotation_20_de_20_s_27_entraîner">
                <text:list-header>
                  <text:p text:style-name="P34">Masse de blé en g</text:p>
                </text:list-header>
              </text:list>
            </table:table-cell>
            <table:table-cell table:style-name="Tableau26.B1" office:value-type="float" office:value="100">
              <text:p text:style-name="P26">100</text:p>
            </table:table-cell>
            <table:table-cell table:style-name="Tableau26.B1" office:value-type="float" office:value="500">
              <text:p text:style-name="P26">500</text:p>
            </table:table-cell>
            <table:table-cell table:style-name="Tableau26.D1" office:value-type="string">
              <text:p text:style-name="P26"><text:span text:style-name="_5f_pointillés_20_gris">…</text:span></text:p>
            </table:table-cell>
          </table:table-row>
          <table:table-row>
            <table:table-cell table:style-name="Tableau26.A2" office:value-type="string">
              <text:list xml:id="list211248327660238" text:continue-numbering="true" text:style-name="_5f_Numérotation_20_de_20_s_27_entraîner">
                <text:list-header>
                  <text:p text:style-name="P34">Masse de farine en g</text:p>
                </text:list-header>
              </text:list>
            </table:table-cell>
            <table:table-cell table:style-name="Tableau26.B2" office:value-type="string">
              <text:p text:style-name="P26"><text:span text:style-name="_5f_pointillés_20_gris">…</text:span></text:p>
            </table:table-cell>
            <table:table-cell table:style-name="Tableau26.C2" office:value-type="string">
              <text:p text:style-name="P26"><text:span text:style-name="_5f_pointillés_20_gris">…</text:span></text:p>
            </table:table-cell>
            <table:table-cell table:style-name="Tableau26.D2" office:value-type="float" office:value="500">
              <text:p text:style-name="P26">500</text:p>
            </table:table-cell>
          </table:table-row>
        </table:table>
        <text:list xml:id="list211246988315435" text:continue-numbering="true" text:style-name="_5f_Numérotation_20_de_20_s_27_entraîner">
          <text:list-header>
            <text:p text:style-name="P32"><text:span text:style-name="corps"><text:span text:style-name="T24"/></text:span></text:p>
          </text:list-header>
        </text:list>
        <text:list xml:id="list211247225705678" text:continue-list="list211247612544917" text:style-name="_5f_Numérotation_20_des_20_exercices_20_livrets">
          <text:list-item>
            <text:list>
              <text:list-item>
                <text:p text:style-name="_5f_Paragraphe_20_énoncé_20_après_20_numéro">Quelle est la masse de farine obtenue à partir de 500 g de blé ?</text:p>
              </text:list-item>
            </text:list>
          </text:list-item>
        </text:list>
        <text:p text:style-name="P22"><text:span text:style-name="_5f_pointillés_20_gris">…………………………………………………………………</text:span></text:p>
        <text:list xml:id="list211248595834537" text:continue-numbering="true" text:style-name="_5f_Numérotation_20_des_20_exercices_20_livrets">
          <text:list-item>
            <text:list>
              <text:list-item>
                <text:p text:style-name="_5f_Paragraphe_20_énoncé_20_après_20_numéro">Quelle masse de blé faut‑il pour obtenir 500 g de farine ?</text:p>
              </text:list-item>
            </text:list>
          </text:list-item>
        </text:list>
        <text:p text:style-name="P22"><text:span text:style-name="_5f_pointillés_20_gris">…………………………………………………………………</text:span></text:p>
        <text:list xml:id="list211247377618711" text:continue-numbering="true" text:style-name="_5f_Numérotation_20_des_20_exercices_20_livrets">
          <text:list-item>
            <text:h text:style-name="_5f_Titre_20_d_27_exercices_20_livret" text:outline-level="1">Pendant les soldes</text:h>
          </text:list-item>
        </text:list>
        <text:p text:style-name="P31">Durant les soldes, un commerçant effectue une re­mise de 40 % sur tous les articles de son magasin.</text:p>
        <text:list xml:id="list211246714586898" text:continue-numbering="true" text:style-name="_5f_Numérotation_20_des_20_exercices_20_livrets">
          <text:list-item>
            <text:list>
              <text:list-item>
                <text:p text:style-name="_5f_Paragraphe_20_énoncé_20_après_20_numéro"><text:span text:style-name="T17">C</text:span><text:span text:style-name="T16">omplète le tableau de proportionnalité :</text:span></text:p>
              </text:list-item>
            </text:list>
          </text:list-item>
        </text:list>
        <table:table table:name="Tableau25" table:style-name="Tableau25">
          <table:table-column table:style-name="Tableau25.A"/>
          <table:table-column table:style-name="Tableau25.B" table:number-columns-repeated="2"/>
          <table:table-column table:style-name="Tableau25.D"/>
          <table:table-row>
            <table:table-cell table:style-name="Tableau25.A1" office:value-type="string">
              <text:list xml:id="list211247971473645" text:continue-list="list211246988315435" text:style-name="_5f_Numérotation_20_de_20_s_27_entraîner">
                <text:list-header>
                  <text:p text:style-name="P35">Prix initial en €</text:p>
                </text:list-header>
              </text:list>
            </table:table-cell>
            <table:table-cell table:style-name="Tableau25.B1" office:value-type="float" office:value="100">
              <text:p text:style-name="P26">100</text:p>
            </table:table-cell>
            <table:table-cell table:style-name="Tableau25.B1" office:value-type="float" office:value="20">
              <text:p text:style-name="P26">20</text:p>
            </table:table-cell>
            <table:table-cell table:style-name="Tableau25.D1" office:value-type="float" office:value="39">
              <text:p text:style-name="P26">39</text:p>
            </table:table-cell>
          </table:table-row>
          <table:table-row>
            <table:table-cell table:style-name="Tableau25.A2" office:value-type="string">
              <text:list xml:id="list211247240650204" text:continue-numbering="true" text:style-name="_5f_Numérotation_20_de_20_s_27_entraîner">
                <text:list-header>
                  <text:p text:style-name="P35">Remise effectuée en €</text:p>
                </text:list-header>
              </text:list>
            </table:table-cell>
            <table:table-cell table:style-name="Tableau25.B2" office:value-type="float" office:value="40">
              <text:p text:style-name="P26">40</text:p>
            </table:table-cell>
            <table:table-cell table:style-name="Tableau25.C2" office:value-type="string">
              <text:p text:style-name="P26"><text:span text:style-name="_5f_pointillés_20_gris">…</text:span></text:p>
            </table:table-cell>
            <table:table-cell table:style-name="Tableau25.D2" office:value-type="string">
              <text:p text:style-name="P26"><text:span text:style-name="_5f_pointillés_20_gris">…</text:span></text:p>
            </table:table-cell>
          </table:table-row>
        </table:table>
        <text:list xml:id="list211247649041375" text:continue-list="list211246714586898" text:style-name="_5f_Numérotation_20_des_20_exercices_20_livrets">
          <text:list-item>
            <text:list>
              <text:list-item>
                <text:p text:style-name="P39">Quelle est la remise effectuée sur un pull coû­tant 20 € ? </text:p>
              </text:list-item>
            </text:list>
          </text:list-item>
        </text:list>
        <text:p text:style-name="P25"><text:span text:style-name="_5f_pointillés_20_gris">…………………………………………………………………</text:span></text:p>
        <text:list xml:id="list211247620655422" text:continue-numbering="true" text:style-name="_5f_Numérotation_20_des_20_exercices_20_livrets">
          <text:list-item>
            <text:list>
              <text:list-item>
                <text:p text:style-name="P39">Quel est le nouveau prix de ce pull ?</text:p>
              </text:list-item>
            </text:list>
          </text:list-item>
        </text:list>
        <text:p text:style-name="P25"><text:span text:style-name="_5f_pointillés_20_gris">…………………………………………………………………</text:span></text:p>
        <text:list xml:id="list211248369787611" text:continue-numbering="true" text:style-name="_5f_Numérotation_20_des_20_exercices_20_livrets">
          <text:list-item>
            <text:list>
              <text:list-item>
                <text:p text:style-name="P40">Quel est le nouveau prix d'un pantalon qui coû­tait 39 € avant les soldes ?</text:p>
              </text:list-item>
            </text:list>
          </text:list-item>
        </text:list>
        <text:p text:style-name="P21"><text:span text:style-name="_5f_pointillés_20_gris">…………………………………………………………………</text:span></text:p>
        <text:list xml:id="list211246994396168" text:continue-numbering="true" text:style-name="_5f_Numérotation_20_des_20_exercices_20_livrets">
          <text:list-item>
            <text:h text:style-name="_5f_Titre_20_d_27_exercices_20_livret_20_sans_20_titre" text:outline-level="1"><text:span text:style-name="_5f_pointillés_20_gris"><text:span text:style-name="T13">Pour faire une boisson à la fraise, Maxime met 4 volumes de sirop pour 7 volumes d'eau. So­fia, quant à elle, met 5 volumes du même sirop pour 9 </text:span></text:span><text:span text:style-name="_5f_pointillés_20_gris"><text:span text:style-name="T19">volumes </text:span></text:span><text:span text:style-name="_5f_pointillés_20_gris"><text:span text:style-name="T13">d’eau. Qui obtient la boisson la plus sucrée ? Justifie.</text:span></text:span></text:h>
          </text:list-item>
        </text:list>
        <text:p text:style-name="P25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>
        <style:tab-stops/>
      </style:paragraph-properties>
      <style:text-properties fo:color="#e8c32a" loext:opacity="100%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9d0f89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start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2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3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top="0.101cm" fo:margin-bottom="0.101cm" style:contextual-spacing="false" fo:text-align="justify" style:justify-single-word="false" fo:orphans="0" fo:widows="0" fo:hyphenation-ladder-count="no-limit" style:vertical-align="baseline"/>
      <style:text-properties fo:color="#000000" loext:opacity="100%"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20_d_27_approfondir" style:display-name="_Paragraphe d'approfondir" style:family="paragraph" style:parent-style-name="Standard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ListLabel_20_10" style:display-name="ListLabel 10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_5f_Numéros_20_second_20_d_27_approfondir" style:display-name="_Numéros second d'approfondir" style:family="text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Untitled1" style:family="text">
      <style:text-properties style:font-name="Bitstream Vera Sans2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_27_approfondir" style:display-name="_Numérotation d'approfondir">
      <text:list-level-style-number text:level="1" text:style-name="Character_5f_20_5f_style" style:num-prefix=" " style:num-suffix=" " style:num-format="1" text:start-value="52">
        <style:list-level-properties text:min-label-distance="0.25cm" fo:text-align="center"/>
      </text:list-level-style-number>
      <text:list-level-style-number text:level="2" text:style-name="_5f_Numéros_20_second_20_d_27_approfondi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10f7046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text-properties officeooo:paragraph-rsid="010f7046"/>
    </style:style>
    <style:style style:name="MP9" style:family="paragraph" style:parent-style-name="Footer">
      <style:text-properties officeooo:rsid="00178920" officeooo:paragraph-rsid="00178920"/>
    </style:style>
    <style:style style:name="MP10" style:family="paragraph" style:parent-style-name="Footer">
      <style:text-properties officeooo:paragraph-rsid="01120261"/>
    </style:style>
    <style:style style:name="MP1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3" style:family="paragraph" style:parent-style-name="Header">
      <style:text-properties fo:font-size="14pt" style:font-size-asian="14pt" style:font-size-complex="14pt"/>
    </style:style>
    <style:style style:name="MP1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5" style:family="paragraph" style:parent-style-name="Standard">
      <style:text-properties fo:font-size="6pt" style:font-size-asian="6pt" style:font-size-complex="6pt"/>
    </style:style>
    <style:style style:name="MP16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_5f_Titre_20_d_27_exercices_20_livret" style:list-style-name="_5f_Numérotation_20_des_20_exercices_20_livrets"/>
    <style:style style:name="MP20" style:family="paragraph" style:parent-style-name="_5f_En-tête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1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MP24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" style:family="text">
      <style:text-properties officeooo:rsid="010c4d3a"/>
    </style:style>
    <style:style style:name="MT5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MT7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MT8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MT9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0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1" style:family="text">
      <style:text-properties fo:font-variant="small-caps" officeooo:rsid="00990660"/>
    </style:style>
    <style:style style:name="MT12" style:family="text">
      <style:text-properties fo:font-variant="small-caps" officeooo:rsid="0054f64f"/>
    </style:style>
    <style:style style:name="MT13" style:family="text">
      <style:text-properties fo:font-variant="small-caps" officeooo:rsid="00b5d2d1"/>
    </style:style>
    <style:style style:name="MT14" style:family="text">
      <style:text-properties fo:font-variant="small-caps" officeooo:rsid="00b6801f"/>
    </style:style>
    <style:style style:name="MT15" style:family="text">
      <style:text-properties officeooo:rsid="002925a2"/>
    </style:style>
    <style:style style:name="MT16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Proportionnalité et pourcentages</text:span><text:span text:style-name="MT4"> </text:span>: <text:span text:style-name="MT5">Pourcentages</text:span> </text:p>
      </style:header>
      <style:footer>
        <text:p text:style-name="MP5"><draw:frame draw:style-name="Mfr1" draw:name="Frame1" text:anchor-type="paragraph" svg:y="-0.06cm" draw:z-index="15"><draw:text-box fo:min-height="0.499cm" fo:min-width="7.096cm"><draw:frame draw:style-name="Mfr2" draw:name="Frame2" text:anchor-type="frame" svg:x="0.45cm" svg:y="0.079cm" svg:width="0.817cm" draw:z-index="16"><draw:text-box fo:min-height="0.355cm"><text:p text:style-name="MP6"><draw:g text:anchor-type="paragraph" draw:z-index="17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8"><text:span text:style-name="MT6">Proportionnalité et pourcentages : </text:span><text:span text:style-name="MT7">pourcentages</text:span></text:p></draw:text-box></draw:frame></text:p>
      </style:footer>
      <style:footer-left>
        <text:p text:style-name="MP9"><draw:frame draw:style-name="Mfr1" draw:name="Frame3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6"><text:page-number text:select-page="current">5</text:page-number></text:p></draw:text-box></draw:frame><text:p text:style-name="MP10"><text:span text:style-name="MT8">Proportionnalité et pourcentages : </text:span><text:span text:style-name="MT7">pourcentages</text:span></text:p></draw:text-box></draw:frame><draw:g text:anchor-type="paragraph" draw:z-index="24" draw:name="Shape4_0" draw:style-name="Mgr1"><draw:path draw:style-name="Mgr2" draw:text-style-name="MP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22" draw:name="Shape5" draw:style-name="Mgr3"><draw:ellipse draw:style-name="Mgr4" draw:text-style-name="MP11" svg:width="1.715cm" svg:height="1.784cm" svg:x="0cm" svg:y="0.004cm" draw:kind="arc" draw:start-angle="90.48" draw:end-angle="269.56"><text:p/></draw:ellipse><draw:line draw:style-name="Mgr4" draw:text-style-name="MP11" svg:x1="0.847cm" svg:y1="0.002cm" svg:x2="18.167cm" svg:y2="0.002cm"><text:p/></draw:line><draw:line draw:style-name="Mgr4" draw:text-style-name="MP11" svg:x1="0.847cm" svg:y1="1.782cm" svg:x2="18.158cm" svg:y2="1.782cm"><text:p/></draw:line><draw:ellipse draw:style-name="Mgr4" draw:text-style-name="MP11" svg:width="1.719cm" svg:height="1.782cm" svg:x="17.29cm" svg:y="0cm" draw:kind="arc" draw:start-angle="270.5" draw:end-angle="89.48"><text:p/></draw:ellipse><draw:frame draw:style-name="Mgr5" draw:text-style-name="MP12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3">N1 : Priorités, distributivité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  <table:table-row>
                    <table:table-cell table:style-name="Tableau5.A1" office:value-type="string">
                      <text:p text:style-name="MP14">Série 1 : Priorités opératoires</text:p>
                    </table:table-cell>
                    <table:table-cell table:style-name="Tableau5.A1" office:value-type="string">
                      <text:p text:style-name="MP14"/>
                    </table:table-cell>
                  </table:table-row>
                </table:table>
              </table:table-cell>
            </table:table-row>
          </table:table-header-rows>
        </table:table>
        <text:p text:style-name="MP15"><text:span text:style-name="corps"><text:span text:style-name="MT9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23" draw:name="Shape6" draw:style-name="Mgr3"><draw:ellipse draw:style-name="Mgr4" draw:text-style-name="MP11" svg:width="1.715cm" svg:height="1.784cm" svg:x="0cm" svg:y="0.004cm" draw:kind="arc" draw:start-angle="90.48" draw:end-angle="269.56"><text:p/></draw:ellipse><draw:line draw:style-name="Mgr4" draw:text-style-name="MP11" svg:x1="0.847cm" svg:y1="0.002cm" svg:x2="18.167cm" svg:y2="0.002cm"><text:p/></draw:line><draw:line draw:style-name="Mgr4" draw:text-style-name="MP11" svg:x1="0.847cm" svg:y1="1.782cm" svg:x2="18.158cm" svg:y2="1.782cm"><text:p/></draw:line><draw:ellipse draw:style-name="Mgr4" draw:text-style-name="MP11" svg:width="1.719cm" svg:height="1.782cm" svg:x="17.29cm" svg:y="0cm" draw:kind="arc" draw:start-angle="270.5" draw:end-angle="89.48"><text:p/></draw:ellipse><draw:frame draw:style-name="Mgr5" draw:text-style-name="MP12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3">5N1 : Priorités, distributivité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  <table:table-row>
                    <table:table-cell table:style-name="Tableau7.A1" office:value-type="string">
                      <text:p text:style-name="MP14">Série 1 : Priorités opératoires</text:p>
                    </table:table-cell>
                    <table:table-cell table:style-name="Tableau7.A1" office:value-type="string">
                      <text:p text:style-name="MP14"/>
                    </table:table-cell>
                  </table:table-row>
                </table:table>
              </table:table-cell>
            </table:table-row>
          </table:table-header-rows>
        </table:table>
        <text:p text:style-name="MP15"><text:span text:style-name="corps"><text:span text:style-name="MT9"/></text:span></text:p>
      </style:header-left>
      <style:footer>
        <text:p text:style-name="MP16"><text:span text:style-name="MT10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7">Série 4 : Constructions (2)</text:p>
      </style:header>
      <style:footer>
        <text:p text:style-name="MP18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7">Série 6 : Démonstrations (2)</text:p>
        <text:list xml:id="list2979462278" text:style-name="_5f_Numérotation_20_des_20_exercices_20_livrets">
          <text:list-item>
            <text:h text:style-name="MP19" text:outline-level="1">Sans justi</text:h>
          </text:list-item>
        </text:list>
      </style:header>
      <style:footer>
        <text:p text:style-name="MP18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pan text:style-name="MT3">Proportionnalité et pourcentages</text:span><text:span text:style-name="MT4"> </text:span>: <text:span text:style-name="MT3">proportionnalité</text:span> </text:p>
        <text:p text:style-name="MP20"/>
      </style:header>
      <style:footer>
        <text:p text:style-name="MP9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1">Proportionnalité et pourcentages : proportionalité</text:p></draw:text-box></draw:frame><draw:g text:anchor-type="paragraph" draw:z-index="18" draw:name="Shape4_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3">: </text:p></draw:text-box></draw:frame><draw:g text:anchor-type="paragraph" draw:z-index="19" draw:name="Shape4_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4"><text:span text:style-name="MT11">Géométrie plane</text:span><text:span text:style-name="MT12"> : </text:span><text:span text:style-name="MT13">Parallèles, perpendiculaires,<text:line-break/> </text:span><text:span text:style-name="MT14">distances</text:span></text:p>
      </style:header>
      <style:footer>
        <text:p text:style-name="MP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20" draw:name="Shape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15">espace</text:span> • <text:span text:style-name="MT16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3T21:12:45.792846981</dc:date>
    <meta:editing-duration>P2DT11H52M</meta:editing-duration>
    <meta:editing-cycles>222</meta:editing-cycles>
    <meta:generator>LibreOffice/7.0.0.3$Linux_X86_64 LibreOffice_project/8061b3e9204bef6b321a21033174034a5e2ea88e</meta:generator>
    <meta:document-statistic meta:table-count="4" meta:image-count="0" meta:object-count="6" meta:page-count="1" meta:paragraph-count="86" meta:word-count="418" meta:character-count="2547" meta:non-whitespace-character-count="2097"/>
  </office:meta>
</office:document-meta>
</file>

<file path=Object 2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3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4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5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6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7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